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string" calcext:value-type="string">
            <text:p>1 (Incomplete)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22:10:33.484000000</dc:date>
    <meta:editing-duration>PT17H51M47S</meta:editing-duration>
    <meta:editing-cycles>99</meta:editing-cycles>
    <meta:document-statistic meta:table-count="3" meta:cell-count="709" meta:object-count="0"/>
  </office:meta>
</office:document-meta>
</file>